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7d" officeooo:paragraph-rsid="0012e27d"/>
    </style:style>
    <style:style style:name="P2" style:family="paragraph" style:parent-style-name="Standard">
      <style:text-properties officeooo:rsid="00143b44" officeooo:paragraph-rsid="00143b44"/>
    </style:style>
    <style:style style:name="P3" style:family="paragraph" style:parent-style-name="Standard">
      <style:text-properties officeooo:rsid="0016dee8" officeooo:paragraph-rsid="0016dee8"/>
    </style:style>
    <style:style style:name="P4" style:family="paragraph" style:parent-style-name="Standard">
      <style:text-properties officeooo:rsid="0017fa25" officeooo:paragraph-rsid="0017fa25"/>
    </style:style>
    <style:style style:name="T1" style:family="text">
      <style:text-properties officeooo:rsid="0016dee8"/>
    </style:style>
    <style:style style:name="T2" style:family="text">
      <style:text-properties officeooo:rsid="0017fa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AKT Wishlist</text:p>
      <text:p text:style-name="P1"/>
      <text:p text:style-name="P1">1. Filter options should be trimmed to those items which are still in play.</text:p>
      <text:p text:style-name="P1">E,g statement_collection: only sources shown as options should be those for currently-remaining statements. <text:s text:c="2"/></text:p>
      <text:p text:style-name="P1">This is tricky because (currently) the filters are applied only when the user clicks the Apply button. <text:s text:c="2"/>So we either have to do a secret Apply,or the user has to click on Apply before selecting next option, if they want this trimming to take place.</text:p>
      <text:p text:style-name="P1">Either way, it's a lot of additional work (both in programming and computational terms).</text:p>
      <text:p text:style-name="P1"/>
      <text:p text:style-name="P2">2. When a button is presented for displaying a number of items (e.g. Sources in statement_details), we should show the number of eligible items <text:span text:style-name="T1">e</text:span>ither on the button or next to it.</text:p>
      <text:p text:style-name="P2"/>
      <text:p text:style-name="P3">3. Undo/redo facility.</text:p>
      <text:p text:style-name="P3">Use same mechanism as for replay and tutorial facilities.</text:p>
      <text:p text:style-name="P3">Especially relevant with powerful Listbox delete-selected-items option.</text:p>
      <text:p text:style-name="P3"/>
      <text:p text:style-name="P3">.<text:span text:style-name="T2">4. Alternate left/right when opening up panels.</text:span></text:p>
      <text:p text:style-name="P4">... to ensure that new panel does not overlap previous pane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4:26:28.279495681</meta:creation-date>
    <dc:date>2024-09-16T16:15:48.043807053</dc:date>
    <meta:editing-duration>P3DT5H30M5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57" meta:character-count="975" meta:non-whitespace-character-count="824"/>
  </office:meta>
</office:document-meta>
</file>